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INFO] Reactor Summary for Pulsar 2.8.0-SNAPSHOT:</text:p>
      <text:p text:style-name="Standard">[INFO] </text:p>
      <text:p text:style-name="Standard">[INFO] Pulsar Build Tools ................................. SUCCESS [ <text:s/>4.773 s]</text:p>
      <text:p text:style-name="Standard">[INFO] Pulsar ............................................. SUCCESS [ <text:s/>4.965 s]</text:p>
      <text:p text:style-name="Standard">[INFO] Pulsar Test Mocks .................................. SUCCESS [ <text:s/>1.784 s]</text:p>
      <text:p text:style-name="Standard">[INFO] Pulsar Client :: API ............................... SUCCESS [ <text:s/>1.388 s]</text:p>
      <text:p text:style-name="Standard">[INFO] Pulsar Common ...................................... FAILURE [ 31.871 s]</text:p>
      <text:p text:style-name="Standard">[INFO] Pulsar Metadata .................................... FAILURE [01:09 min]</text:p>
      <text:p text:style-name="Standard">[INFO] Managed Ledger ..................................... SUCCESS [01:32 min]</text:p>
      <text:p text:style-name="Standard">[INFO] Apache Pulsar :: Jclouds shaded .................... SUCCESS [ <text:s/>0.543 s]</text:p>
      <text:p text:style-name="Standard">[INFO] Apache Pulsar :: Tiered Storage :: Parent .......... SUCCESS [ <text:s/>0.243 s]</text:p>
      <text:p text:style-name="Standard">[INFO] Apache Pulsar :: Tiered Storage :: JCloud .......... SUCCESS [ 33.937 s]</text:p>
      <text:p text:style-name="Standard">[INFO] Apache Pulsar :: Tiered Storage :: File System ..... SUCCESS [ 13.362 s]</text:p>
      <text:p text:style-name="Standard">[INFO] Pulsar ZooKeeper Utils ............................. SUCCESS [ 17.094 s]</text:p>
      <text:p text:style-name="Standard">[INFO] pulsar-broker-common ............................... SUCCESS [ 20.660 s]</text:p>
      <text:p text:style-name="Standard">[INFO] Pulsar Transaction :: Parent ....................... SUCCESS [ <text:s/>0.140 s]</text:p>
      <text:p text:style-name="Standard">[INFO] Pulsar Transaction :: Common ....................... SUCCESS [ <text:s/>0.310 s]</text:p>
      <text:p text:style-name="Standard">[INFO] Apache Pulsar :: Bouncy Castle :: Parent ........... SUCCESS [ <text:s/>0.155 s]</text:p>
      <text:p text:style-name="Standard">[INFO] Apache Pulsar :: Bouncy Castle :: BC ............... SUCCESS [ <text:s/>0.420 s]</text:p>
      <text:p text:style-name="Standard">[INFO] pulsar-client-messagecrypto-bc ..................... SUCCESS [ <text:s/>0.422 s]</text:p>
      <text:p text:style-name="Standard">[INFO] Pulsar Functions :: Parent ......................... SUCCESS [ <text:s/>0.197 s]</text:p>
      <text:p text:style-name="Standard">[INFO] Pulsar Functions :: Proto .......................... SUCCESS [ <text:s/>5.053 s]</text:p>
      <text:p text:style-name="Standard">[INFO] Pulsar Client Java ................................. SUCCESS [ 29.636 s]</text:p>
      <text:p text:style-name="Standard">[INFO] Pulsar Discovery Service WAR ....................... SUCCESS [ 11.764 s]</text:p>
      <text:p text:style-name="Standard">[INFO] Pulsar WebSocket ................................... SUCCESS [ 27.125 s]</text:p>
      <text:p text:style-name="Standard">[INFO] Pulsar Client Admin :: API ......................... SUCCESS [ <text:s/>0.882 s]</text:p>
      <text:p text:style-name="Standard">[INFO] Apache Pulsar :: Package Management ................ SUCCESS [ <text:s/>0.179 s]</text:p>
      <text:p text:style-name="Standard">[INFO] Apache Pulsar :: Package Management :: Core ........ SUCCESS [ <text:s/>4.074 s]</text:p>
      <text:p text:style-name="Standard">[INFO] Pulsar Client Admin Original ....................... SUCCESS [ <text:s/>4.245 s]</text:p>
      <text:p text:style-name="Standard">[INFO] Pulsar Functions :: API ............................ SUCCESS [ <text:s/>2.282 s]</text:p>
      <text:p text:style-name="Standard">[INFO] Pulsar IO :: Parent ................................ SUCCESS [ <text:s/>0.159 s]</text:p>
      <text:p text:style-name="Standard">[INFO] Pulsar IO :: IO .................................... SUCCESS [ <text:s/>3.733 s]</text:p>
      <text:p text:style-name="Standard">[INFO] Pulsar IO :: Batch Discovery Triggerers ............ SUCCESS [ <text:s/>0.508 s]</text:p>
      <text:p text:style-name="Standard">[INFO] pulsar-config-validation ........................... SUCCESS [ <text:s/>2.778 s]</text:p>
      <text:p text:style-name="Standard">[INFO] Pulsar Functions :: Utils .......................... SUCCESS [ 12.051 s]</text:p>
      <text:p text:style-name="Standard">[INFO] Pulsar Functions :: Secrets ........................ SUCCESS [ <text:s/>4.330 s]</text:p>
      <text:p text:style-name="Standard">[INFO] Pulsar Functions :: Instance ....................... SUCCESS [ 11.877 s]</text:p>
      <text:p text:style-name="Standard">[INFO] Pulsar Functions :: Runtime ........................ SUCCESS [ 15.541 s]</text:p>
      <text:p text:style-name="Standard">[INFO] Pulsar IO :: Cassandra ............................. SUCCESS [ <text:s/>0.442 s]</text:p>
      <text:p text:style-name="Standard">[INFO] Pulsar IO :: IO Common ............................. SUCCESS [ <text:s/>2.574 s]</text:p>
      <text:p text:style-name="Standard">[INFO] Pulsar IO :: Twitter ............................... SUCCESS [ <text:s/>2.511 s]</text:p>
      <text:p text:style-name="Standard">[INFO] Pulsar Functions :: API Examples ................... SUCCESS [ <text:s/>0.594 s]</text:p>
      <text:p text:style-name="Standard">[INFO] Pulsar Functions :: Worker ......................... FAILURE [ <text:s/>3.119 s]</text:p>
      <text:p text:style-name="Standard">[INFO] Pulsar Functions :: Local Runner original .......... SUCCESS [ <text:s/>1.290 s]</text:p>
      <text:p text:style-name="Standard">[INFO] Pulsar IO :: Batch Data Generator .................. SUCCESS [ <text:s/>1.812 s]</text:p>
      <text:p text:style-name="Standard">[INFO] Pulsar IO :: Data Generator ........................ SUCCESS [ <text:s/>0.393 s]</text:p>
      <text:p text:style-name="Standard">[INFO] Pulsar Transaction :: Coordinator .................. SUCCESS [ <text:s/>6.793 s]</text:p>
      <text:p text:style-name="Standard">[INFO] Pulsar Broker ...................................... FAILURE [ <text:s/>6.985 s]</text:p>
      <text:p text:style-name="Standard">[INFO] Pulsar Shaded Broker ............................... SUCCESS [ <text:s/>1.002 s]</text:p>
      <text:p text:style-name="Standard"><text:soft-page-break/>[INFO] Pulsar Client Java ................................. SUCCESS [ <text:s/>0.302 s]</text:p>
      <text:p text:style-name="Standard">[INFO] Pulsar Client 1.x Compatibility Base ............... SUCCESS [ <text:s/>0.103 s]</text:p>
      <text:p text:style-name="Standard">[INFO] Pulsar Client 2.x Shaded API ....................... SUCCESS [ <text:s/>0.178 s]</text:p>
      <text:p text:style-name="Standard">[INFO] Pulsar Client 1.x Compatibility API ................ FAILURE [ <text:s/>0.468 s]</text:p>
      <text:p text:style-name="Standard">[INFO] Pulsar Client Admin ................................ SUCCESS [ <text:s/>0.511 s]</text:p>
      <text:p text:style-name="Standard">[INFO] Pulsar Client Tools ................................ SUCCESS [ 13.467 s]</text:p>
      <text:p text:style-name="Standard">[INFO] Pulsar Client Tools Test ........................... FAILURE [ 11.732 s]</text:p>
      <text:p text:style-name="Standard">[INFO] Pulsar Client All .................................. SUCCESS [ <text:s/>0.301 s]</text:p>
      <text:p text:style-name="Standard">[INFO] Pulsar Proxy ....................................... FAILURE [ 12.164 s]</text:p>
      <text:p text:style-name="Standard">[INFO] Pulsar Test Client ................................. FAILURE [ <text:s/>7.800 s]</text:p>
      <text:p text:style-name="Standard">[INFO] pulsar-broker-auth-athenz .......................... SUCCESS [ <text:s/>4.340 s]</text:p>
      <text:p text:style-name="Standard">[INFO] pulsar-client-auth-athenz .......................... SUCCESS [ <text:s/>3.560 s]</text:p>
      <text:p text:style-name="Standard">[INFO] pulsar-zookeeper ................................... SUCCESS [ <text:s/>0.861 s]</text:p>
      <text:p text:style-name="Standard">[INFO] Pulsar SQL :: Parent ............................... SUCCESS [ <text:s/>0.112 s]</text:p>
      <text:p text:style-name="Standard">[INFO] Pulsar SQL :: Pulsar Presto Connector Packaging .... FAILURE [01:05 min]</text:p>
      <text:p text:style-name="Standard">[INFO] Pulsar SQL :: Pulsar Presto Connector .............. SUCCESS [ <text:s/>0.752 s]</text:p>
      <text:p text:style-name="Standard">[INFO] Pulsar SQL :: Pulsar Presto Distribution ........... SUCCESS [ <text:s/>1.603 s]</text:p>
      <text:p text:style-name="Standard">[INFO] Apache Pulsar :: Docker Images ..................... SUCCESS [ <text:s/>0.153 s]</text:p>
      <text:p text:style-name="Standard">[INFO] Apache Pulsar :: Docker Images :: Pulsar Dashboard . SUCCESS [ <text:s/>0.098 s]</text:p>
      <text:p text:style-name="Standard">[INFO] pulsar-client-auth-sasl ............................ SUCCESS [ <text:s/>0.730 s]</text:p>
      <text:p text:style-name="Standard">[INFO] pulsar-broker-auth-sasl ............................ FAILURE [ <text:s/>8.237 s]</text:p>
      <text:p text:style-name="Standard">[INFO] Pulsar Functions :: Runtime All .................... SUCCESS [ <text:s/>0.563 s]</text:p>
      <text:p text:style-name="Standard">[INFO] Pulsar Functions :: Local Runner Shaded ............ SUCCESS [ <text:s/>0.824 s]</text:p>
      <text:p text:style-name="Standard">[INFO] Pulsar IO :: Aerospike ............................. SUCCESS [ <text:s/>0.386 s]</text:p>
      <text:p text:style-name="Standard">[INFO] Pulsar IO :: Canal ................................. SUCCESS [ <text:s/>0.633 s]</text:p>
      <text:p text:style-name="Standard">[INFO] Apache Pulsar :: Kafka Connect Avro Converter shaded SUCCESS [ <text:s/>0.305 s]</text:p>
      <text:p text:style-name="Standard">[INFO] Pulsar IO :: Kafka Connect Adaptor ................. FAILURE [ <text:s/>1.203 s]</text:p>
      <text:p text:style-name="Standard">[INFO] Pulsar IO :: Debezium .............................. SUCCESS [ <text:s/>0.134 s]</text:p>
      <text:p text:style-name="Standard">[INFO] Pulsar IO :: Debezium :: Core ...................... FAILURE [ <text:s/>3.657 s]</text:p>
      <text:p text:style-name="Standard">[INFO] Pulsar IO :: Debezium :: mongodb ................... SUCCESS [ <text:s/>0.666 s]</text:p>
      <text:p text:style-name="Standard">[INFO] Pulsar IO :: Debezium :: mysql ..................... SUCCESS [ <text:s/>0.568 s]</text:p>
      <text:p text:style-name="Standard">[INFO] Pulsar IO :: Debezium :: postgres .................. SUCCESS [ <text:s/>0.538 s]</text:p>
      <text:p text:style-name="Standard">[INFO] Pulsar IO :: IO AWS ................................ SUCCESS [ <text:s/>0.494 s]</text:p>
      <text:p text:style-name="Standard">[INFO] Pulsar IO :: DynamoDB .............................. SUCCESS [ <text:s/>3.084 s]</text:p>
      <text:p text:style-name="Standard">[INFO] Pulsar IO :: ElasticSearch ......................... SUCCESS [ <text:s/>3.604 s]</text:p>
      <text:p text:style-name="Standard">[INFO] Pulsar IO :: File .................................. SUCCESS [01:25 min]</text:p>
      <text:p text:style-name="Standard">[INFO] Pulsar IO :: Flume ................................. SUCCESS [ 26.993 s]</text:p>
      <text:p text:style-name="Standard">[INFO] Pulsar IO :: Hbase ................................. SUCCESS [ <text:s/>5.364 s]</text:p>
      <text:p text:style-name="Standard">[INFO] Pulsar IO :: Hdfs2 ................................. SUCCESS [ <text:s/>5.349 s]</text:p>
      <text:p text:style-name="Standard">[INFO] Pulsar IO :: Hdfs3 ................................. SUCCESS [ <text:s/>6.967 s]</text:p>
      <text:p text:style-name="Standard">[INFO] Pulsar IO :: InfluxDB .............................. SUCCESS [ <text:s/>9.886 s]</text:p>
      <text:p text:style-name="Standard">[INFO] Pulsar IO :: Jdbc .................................. SUCCESS [ <text:s/>0.143 s]</text:p>
      <text:p text:style-name="Standard">[INFO] Pulsar IO :: Jdbc :: Core .......................... SUCCESS [ <text:s/>0.520 s]</text:p>
      <text:p text:style-name="Standard">[INFO] Pulsar IO :: Jdbc :: ClickHouse .................... SUCCESS [ <text:s/>0.479 s]</text:p>
      <text:p text:style-name="Standard">[INFO] Pulsar IO :: Jdbc :: Mariadb ....................... SUCCESS [ <text:s/>0.345 s]</text:p>
      <text:p text:style-name="Standard">[INFO] Pulsar IO :: Jdbc :: Postgres ...................... SUCCESS [ <text:s/>0.307 s]</text:p>
      <text:p text:style-name="Standard">[INFO] Pulsar IO :: Jdbc :: Sqlite ........................ SUCCESS [ <text:s/>5.807 s]</text:p>
      <text:p text:style-name="Standard">[INFO] Pulsar IO :: Kafka ................................. SUCCESS [ <text:s/>7.652 s]</text:p>
      <text:p text:style-name="Standard">[INFO] Pulsar IO :: Kafka Connect Adaptor NAR ............. SUCCESS [ <text:s/>0.448 s]</text:p>
      <text:p text:style-name="Standard"><text:soft-page-break/>[INFO] Pulsar IO :: Kinesis ............................... SUCCESS [ <text:s/>7.729 s]</text:p>
      <text:p text:style-name="Standard">[INFO] Pulsar IO :: MongoDB ............................... SUCCESS [ 12.319 s]</text:p>
      <text:p text:style-name="Standard">[INFO] Pulsar IO :: Netty ................................. SUCCESS [ <text:s/>5.506 s]</text:p>
      <text:p text:style-name="Standard">[INFO] Pulsar IO :: NSQ ................................... SUCCESS [ <text:s/>2.545 s]</text:p>
      <text:p text:style-name="Standard">[INFO] Pulsar IO :: RabbitMQ .............................. SUCCESS [ 11.715 s]</text:p>
      <text:p text:style-name="Standard">[INFO] Pulsar IO :: Redis ................................. SUCCESS [ <text:s/>6.246 s]</text:p>
      <text:p text:style-name="Standard">[INFO] Pulsar IO :: Solr .................................. SUCCESS [ <text:s/>7.243 s]</text:p>
      <text:p text:style-name="Standard">[INFO] Pulsar IO :: Docs .................................. SUCCESS [ <text:s/>1.888 s]</text:p>
      <text:p text:style-name="Standard">[INFO] Apache Pulsar :: Bouncy Castle :: BC-FIPS .......... SUCCESS [ <text:s/>0.277 s]</text:p>
      <text:p text:style-name="Standard">[INFO] Pulsar Bouncy Castle FIPS Test ..................... FAILURE [ <text:s/>3.750 s]</text:p>
      <text:p text:style-name="Standard">[INFO] Apache Pulsar :: Package Management :: BookKeeper Storage SUCCESS [ 16.848 s]</text:p>
      <text:p text:style-name="Standard">[INFO] Pulsar :: Distribution ............................. SUCCESS [ <text:s/>0.145 s]</text:p>
      <text:p text:style-name="Standard">[INFO] Pulsar :: Distribution :: IO ....................... SUCCESS [ <text:s/>1.348 s]</text:p>
      <text:p text:style-name="Standard">[INFO] Pulsar :: Distribution :: Offloader ................ SUCCESS [ <text:s/>0.234 s]</text:p>
      <text:p text:style-name="Standard">[INFO] Pulsar :: Distribution :: Server ................... SUCCESS [ <text:s/>1.157 s]</text:p>
      <text:p text:style-name="Standard">[INFO] Apache Pulsar :: Docker Images :: Pulsar Latest Version SUCCESS [ <text:s/>0.098 s]</text:p>
      <text:p text:style-name="Standard">[INFO] Apache Pulsar :: Docker Images :: Grafana .......... SUCCESS [ <text:s/>0.096 s]</text:p>
      <text:p text:style-name="Standard">[INFO] Apache Pulsar :: Docker Images :: Pulsar Latest Version (Include All Components) SUCCESS [ <text:s/>0.091 s]</text:p>
      <text:p text:style-name="Standard">[INFO] Apache Pulsar :: Docker Images :: Pulsar Standalone <text:s/>SUCCESS [ <text:s/>0.088 s]</text:p>
      <text:p text:style-name="Standard">[INFO] Apache Pulsar :: Tests ............................. SUCCESS [ <text:s/>0.090 s]</text:p>
      <text:p text:style-name="Standard">[INFO] Apache Pulsar :: Tests :: Docker Images ............ SUCCESS [ <text:s/>0.084 s]</text:p>
      <text:p text:style-name="Standard">[INFO] Apache Pulsar :: Tests :: Docker Images :: Java Test Functions SUCCESS [ <text:s/>0.404 s]</text:p>
      <text:p text:style-name="Standard">[INFO] Apache Pulsar :: Tests :: Docker Images :: Latest Version Testing SUCCESS [ <text:s/>0.117 s]</text:p>
      <text:p text:style-name="Standard">[INFO] Apache Pulsar :: Tests :: Docker Images :: Java Test Image SUCCESS [ <text:s/>0.103 s]</text:p>
      <text:p text:style-name="Standard">[INFO] Apache Pulsar :: Tests :: Integration .............. SUCCESS [ <text:s/>3.366 s]</text:p>
      <text:p text:style-name="Standard">[INFO] Apache Pulsar :: Tests :: Backwards Client Compatibility 2.0.0-rc1-incubating SUCCESS [ <text:s/>0.692 s]</text:p>
      <text:p text:style-name="Standard">[INFO] Apache Pulsar :: Tests :: Backwards Client Compatibility 2.0.1-incubating SUCCESS [ <text:s/>0.544 s]</text:p>
      <text:p text:style-name="Standard">[INFO] Apache Pulsar :: Tests :: Backwards Client Compatibility 2.6.0 SUCCESS [ <text:s/>1.327 s]</text:p>
      <text:p text:style-name="Standard">[INFO] Apache Pulsar :: Tests :: Pulsar-Client-All-Shade Test FAILURE [ <text:s/>0.417 s]</text:p>
      <text:p text:style-name="Standard">[INFO] Apache Pulsar :: Tests :: Pulsar-Client-Shade Test . FAILURE [ <text:s/>0.461 s]</text:p>
      <text:p text:style-name="Standard">[INFO] Apache Pulsar :: Tests :: Pulsar-Client-Admin-Shade Test FAILURE [ <text:s/>0.519 s]</text:p>
      <text:p text:style-name="Standard">[INFO] ------------------------------------------------------------------------</text:p>
      <text:p text:style-name="Standard">[INFO] BUILD FAILURE</text:p>
      <text:p text:style-name="Standard">[INFO] ------------------------------------------------------------------------</text:p>
      <text:p text:style-name="Standard">[INFO] Total time: <text:s/>14:12 min</text:p>
      <text:p text:style-name="Standard">[INFO] Finished at: 2021-05-25T23:16:34-05:00</text:p>
      <text:p text:style-name="Standard">[INFO] ------------------------------------------------------------------------</text:p>
      <text:p text:style-name="Standard">[ERROR] Failed to execute goal org.apache.maven.plugins:maven-surefire-plugin:3.0.0-M3:test (default-test) on project pulsar-common: There are test failures.</text:p>
      <text:p text:style-name="Standard">[ERROR] </text:p>
      <text:p text:style-name="Standard">[ERROR] Please refer to /home/mostafij/Desktop/Github/pulsar/pulsar-common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<text:soft-page-break/>[ERROR] Failed to execute goal org.apache.maven.plugins:maven-surefire-plugin:3.0.0-M3:test (default-test) on project pulsar-metadata: There are test failures.</text:p>
      <text:p text:style-name="Standard">[ERROR] </text:p>
      <text:p text:style-name="Standard">[ERROR] Please refer to /home/mostafij/Desktop/Github/pulsar/pulsar-metadata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dependency-plugin:3.1.2:copy (copy-pulsar-io-connectors) on project pulsar-functions-worker: Artifact has not been packaged yet. When used on reactor artifact, copy should be executed after packaging: see MDEP-187. -&gt; [Help 2]</text:p>
      <text:p text:style-name="Standard">[ERROR] Failed to execute goal org.apache.maven.plugins:maven-dependency-plugin:3.1.2:copy (copy-pulsar-io-connectors) on project pulsar-broker: Artifact has not been packaged yet. When used on reactor artifact, copy should be executed after packaging: see MDEP-187. -&gt; [Help 2]</text:p>
      <text:p text:style-name="Standard">[ERROR] Failed to execute goal org.apache.maven.plugins:maven-compiler-plugin:3.8.1:compile (default-compile) on project pulsar-client-1x: Compilation failure: Compilation failure: </text:p>
      <text:p text:style-name="Standard">[ERROR] /home/mostafij/Desktop/Github/pulsar/pulsar-client-1x-base/pulsar-client-1x/src/main/java/org/apache/pulsar/client/impl/v1/ReaderV1Impl.java:[31,56] package org.apache.pulsar.shade.client.api.v2 does not exist</text:p>
      <text:p text:style-name="Standard">[ERROR] /home/mostafij/Desktop/Github/pulsar/pulsar-client-1x-base/pulsar-client-1x/src/main/java/org/apache/pulsar/client/impl/v1/ReaderV1Impl.java:[33,62] package org.apache.pulsar.shade.client.api.v2 does not exist</text:p>
      <text:p text:style-name="Standard">[ERROR] /home/mostafij/Desktop/Github/pulsar/pulsar-client-1x-base/pulsar-client-1x/src/main/java/org/apache/pulsar/client/impl/v1/ConsumerV1Impl.java:[32,56] package org.apache.pulsar.shade.client.api.v2 does not exist</text:p>
      <text:p text:style-name="Standard">[ERROR] /home/mostafij/Desktop/Github/pulsar/pulsar-client-1x-base/pulsar-client-1x/src/main/java/org/apache/pulsar/client/impl/v1/ConsumerV1Impl.java:[34,64] package org.apache.pulsar.shade.client.api.v2 does not exist</text:p>
      <text:p text:style-name="Standard">[ERROR] -&gt; [Help 1]</text:p>
      <text:p text:style-name="Standard">[ERROR] Failed to execute goal org.apache.maven.plugins:maven-surefire-plugin:3.0.0-M3:test (default-test) on project pulsar-client-tools-test: There are test failures.</text:p>
      <text:p text:style-name="Standard">[ERROR] </text:p>
      <text:p text:style-name="Standard">[ERROR] Please refer to /home/mostafij/Desktop/Github/pulsar/pulsar-client-tools-test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surefire-plugin:3.0.0-M3:test (default-test) on project pulsar-proxy: There are test failures.</text:p>
      <text:p text:style-name="Standard">[ERROR] </text:p>
      <text:p text:style-name="Standard">[ERROR] Please refer to /home/mostafij/Desktop/Github/pulsar/pulsar-proxy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surefire-plugin:3.0.0-M3:test (default-test) on project pulsar-testclient: There are test failures.</text:p>
      <text:p text:style-name="Standard">[ERROR] </text:p>
      <text:p text:style-name="Standard"><text:soft-page-break/>[ERROR] Please refer to /home/mostafij/Desktop/Github/pulsar/pulsar-testclient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surefire-plugin:3.0.0-M3:test (default-test) on project pulsar-presto-connector-original: There are test failures.</text:p>
      <text:p text:style-name="Standard">[ERROR] </text:p>
      <text:p text:style-name="Standard">[ERROR] Please refer to /home/mostafij/Desktop/Github/pulsar/pulsar-sql/presto-pulsar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surefire-plugin:3.0.0-M3:test (default-test) on project pulsar-broker-auth-sasl: There are test failures.</text:p>
      <text:p text:style-name="Standard">[ERROR] </text:p>
      <text:p text:style-name="Standard">[ERROR] Please refer to /home/mostafij/Desktop/Github/pulsar/pulsar-broker-auth-sasl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compiler-plugin:3.8.1:compile (default-compile) on project pulsar-io-kafka-connect-adaptor: Compilation failure: Compilation failure: </text:p>
      <text:p text:style-name="Standard">[ERROR] /home/mostafij/Desktop/Github/pulsar/pulsar-io/kafka-connect-adaptor/src/main/java/org/apache/pulsar/io/kafka/connect/KafkaConnectSource.java:[32,63] package org.apache.pulsar.kafka.shade.io.confluent.connect.avro does not exist</text:p>
      <text:p text:style-name="Standard">[ERROR] /home/mostafij/Desktop/Github/pulsar/pulsar-io/kafka-connect-adaptor/src/main/java/org/apache/pulsar/io/kafka/connect/AbstractKafkaConnectSource.java:[33,63] package org.apache.pulsar.kafka.shade.io.confluent.connect.avro does not exist</text:p>
      <text:p text:style-name="Standard">[ERROR] /home/mostafij/Desktop/Github/pulsar/pulsar-io/kafka-connect-adaptor/src/main/java/org/apache/pulsar/io/kafka/connect/AbstractKafkaConnectSource.java:[34,78] package org.apache.pulsar.kafka.shade.io.confluent.kafka.schemaregistry.client does not exist</text:p>
      <text:p text:style-name="Standard">[ERROR] /home/mostafij/Desktop/Github/pulsar/pulsar-io/kafka-connect-adaptor/src/main/java/org/apache/pulsar/io/kafka/connect/AbstractKafkaConnectSource.java:[35,68] package org.apache.pulsar.kafka.shade.io.confluent.kafka.serializers does not exist</text:p>
      <text:p text:style-name="Standard">[ERROR] /home/mostafij/Desktop/Github/pulsar/pulsar-io/kafka-connect-adaptor/src/main/java/org/apache/pulsar/io/kafka/connect/schema/KafkaSchemaWrappedSchema.java:[42,71] package org.apache.pulsar.kafka.shade.avro does not exist</text:p>
      <text:p text:style-name="Standard">[ERROR] -&gt; [Help 1]</text:p>
      <text:p text:style-name="Standard">[ERROR] Failed to execute goal org.apache.maven.plugins:maven-surefire-plugin:3.0.0-M3:test (default-test) on project pulsar-io-debezium-core: There are test failures.</text:p>
      <text:p text:style-name="Standard">[ERROR] </text:p>
      <text:p text:style-name="Standard">[ERROR] Please refer to /home/mostafij/Desktop/Github/pulsar/pulsar-io/debezium/core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surefire-plugin:3.0.0-M3:test (default-test) on project bcfips-include-test: There are test failures.</text:p>
      <text:p text:style-name="Standard"><text:soft-page-break/>[ERROR] </text:p>
      <text:p text:style-name="Standard">[ERROR] Please refer to /home/mostafij/Desktop/Github/pulsar/bouncy-castle/bcfips-include-test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compiler-plugin:3.8.1:testCompile (default-testCompile) on project pulsar-client-all-shade-test: Compilation failure: Compilation failure: </text:p>
      <text:p text:style-name="Standard">[ERROR] /home/mostafij/Desktop/Github/pulsar/tests/pulsar-client-all-shade-test/src/test/java/org/apache/pulsar/tests/integration/SimpleProducerConsumerTest.java:[36,47] package org.apache.pulsar.shade.io.netty.buffer does not exist</text:p>
      <text:p text:style-name="Standard">[ERROR] /home/mostafij/Desktop/Github/pulsar/tests/pulsar-client-all-shade-test/src/test/java/org/apache/pulsar/tests/integration/SimpleProducerConsumerTest.java:[37,47] package org.apache.pulsar.shade.io.netty.buffer does not exist</text:p>
      <text:p text:style-name="Standard">[ERROR] -&gt; [Help 1]</text:p>
      <text:p text:style-name="Standard">[ERROR] Failed to execute goal org.apache.maven.plugins:maven-compiler-plugin:3.8.1:testCompile (default-testCompile) on project pulsar-client-shade-test: Compilation failure: Compilation failure: </text:p>
      <text:p text:style-name="Standard">[ERROR] /home/mostafij/Desktop/Github/pulsar/tests/pulsar-client-shade-test/src/test/java/org/apache/pulsar/tests/integration/SimpleProducerConsumerTest.java:[35,47] package org.apache.pulsar.shade.io.netty.buffer does not exist</text:p>
      <text:p text:style-name="Standard">[ERROR] /home/mostafij/Desktop/Github/pulsar/tests/pulsar-client-shade-test/src/test/java/org/apache/pulsar/tests/integration/SimpleProducerConsumerTest.java:[36,47] package org.apache.pulsar.shade.io.netty.buffer does not exist</text:p>
      <text:p text:style-name="Standard">[ERROR] -&gt; [Help 1]</text:p>
      <text:p text:style-name="Standard">[ERROR] Failed to execute goal org.apache.maven.plugins:maven-compiler-plugin:3.8.1:testCompile (default-testCompile) on project pulsar-client-admin-shade-test: Compilation failure: Compilation failure: </text:p>
      <text:p text:style-name="Standard">[ERROR] /home/mostafij/Desktop/Github/pulsar/tests/pulsar-client-admin-shade-test/src/test/java/org/apache/pulsar/tests/integration/SimpleProducerConsumerTest.java:[35,47] package org.apache.pulsar.shade.io.netty.buffer does not exist</text:p>
      <text:p text:style-name="Standard">[ERROR] /home/mostafij/Desktop/Github/pulsar/tests/pulsar-client-admin-shade-test/src/test/java/org/apache/pulsar/tests/integration/SimpleProducerConsumerTest.java:[36,47] package org.apache.pulsar.shade.io.netty.buffer does not exist</text:p>
      <text:p text:style-name="Standard">[ERROR] -&gt; [Help 1]</text:p>
      <text:p text:style-name="Standard">[ERROR] </text:p>
      <text:p text:style-name="Standard">[ERROR] To see the full stack trace of the errors, re-run Maven with the -e switch.</text:p>
      <text:p text:style-name="Standard">[ERROR] Re-run Maven using the -X switch to enable full debug logging.</text:p>
      <text:p text:style-name="Standard">[ERROR] </text:p>
      <text:p text:style-name="Standard">[ERROR] For more information about the errors and possible solutions, please read the following articles:</text:p>
      <text:p text:style-name="Standard">[ERROR] [Help 1] http://cwiki.apache.org/confluence/display/MAVEN/MojoFailureException</text:p>
      <text:p text:style-name="Standard">[ERROR] [Help 2] http://cwiki.apache.org/confluence/display/MAVEN/MojoExecutionException</text:p>
      <text:p text:style-name="Standard">[ERROR] </text:p>
      <text:p text:style-name="Standard">[ERROR] After correcting the problems, you can resume the build with the command</text:p>
      <text:p text:style-name="Standard">[ERROR] <text:s text:c="2"/>mvn &lt;args&gt; -rf :pulsar-common</text:p>
      <text:p text:style-name="Standard">[INFO] Build failures were ignor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0:27:35.571799817</meta:creation-date>
    <dc:date>2021-05-26T10:27:55.332607119</dc:date>
    <meta:editing-duration>PT20S</meta:editing-duration>
    <meta:editing-cycles>1</meta:editing-cycles>
    <meta:document-statistic meta:table-count="0" meta:image-count="0" meta:object-count="0" meta:page-count="6" meta:paragraph-count="218" meta:word-count="2100" meta:character-count="20198" meta:non-whitespace-character-count="18189"/>
    <meta:generator>LibreOffice/6.4.7.2$Linux_X86_64 LibreOffice_project/40$Build-2</meta:generator>
  </office:meta>
</office:document-meta>
</file>